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7.941cm"/>
    </style:style>
    <style:style style:name="co5" style:family="table-column">
      <style:table-column-properties fo:break-before="auto" style:column-width="2.0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C64 Saver 2.3 BOM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cs</text:p>
          </table:table-cell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descr</text:p>
          </table:table-cell>
          <table:table-cell office:value-type="string">
            <text:p>elfa#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2,R3,R5</text:p>
          </table:table-cell>
          <table:table-cell office:value-type="string">
            <text:p>3k3</text:p>
          </table:table-cell>
          <table:table-cell office:value-type="string">
            <text:p>Resistor Axial DIN0204 L3.6mm x D1.6mm</text:p>
          </table:table-cell>
          <table:table-cell office:value-type="string">
            <text:p>160-05-5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1,R6</text:p>
          </table:table-cell>
          <table:table-cell office:value-type="string">
            <text:p>3k9</text:p>
          </table:table-cell>
          <table:table-cell office:value-type="string">
            <text:p>Resistor Axial DIN0204 L3.6mm x D1.6mm</text:p>
          </table:table-cell>
          <table:table-cell office:value-type="string">
            <text:p>160-05-5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4</text:p>
          </table:table-cell>
          <table:table-cell office:value-type="string">
            <text:p>330k</text:p>
          </table:table-cell>
          <table:table-cell office:value-type="string">
            <text:p>Resistor Axial DIN0204 L3.6mm x D1.6mm</text:p>
          </table:table-cell>
          <table:table-cell office:value-type="string">
            <text:p>160-95-6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100uF/16V</text:p>
          </table:table-cell>
          <table:table-cell office:value-type="string">
            <text:p>Cap THT CP_Radial_D6.3mm_P2.50mm</text:p>
          </table:table-cell>
          <table:table-cell office:value-type="string">
            <text:p>167-19-5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 office:value-type="string">
            <text:p>0.1uF/50V</text:p>
          </table:table-cell>
          <table:table-cell office:value-type="string">
            <text:p>Cap THT C_Disc_D3.8mm_W2.6mm_P2.50mm</text:p>
          </table:table-cell>
          <table:table-cell office:value-type="string">
            <text:p>165-72-6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TL431</text:p>
          </table:table-cell>
          <table:table-cell office:value-type="string">
            <text:p>Regulator with voltage reference TO-92 package</text:p>
          </table:table-cell>
          <table:table-cell office:value-type="string">
            <text:p>173-13-7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2,D3</text:p>
          </table:table-cell>
          <table:table-cell office:value-type="string">
            <text:p>6V8</text:p>
          </table:table-cell>
          <table:table-cell office:value-type="string">
            <text:p>Zener diode DO-35 SOD27 P7.62mm Horizontal</text:p>
          </table:table-cell>
          <table:table-cell office:value-type="string">
            <text:p>300-30-8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2n7000</text:p>
          </table:table-cell>
          <table:table-cell office:value-type="string">
            <text:p>Small signal transistor TO-92 N 60V</text:p>
          </table:table-cell>
          <table:table-cell office:value-type="string">
            <text:p>171-03-0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2</text:p>
          </table:table-cell>
          <table:table-cell office:value-type="string">
            <text:p>IRFR5305P</text:p>
          </table:table-cell>
          <table:table-cell office:value-type="string">
            <text:p>MOSFET P SMD DPAK</text:p>
          </table:table-cell>
          <table:table-cell office:value-type="string">
            <text:p>171-17-2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2,J4</text:p>
          </table:table-cell>
          <table:table-cell office:value-type="string">
            <text:p>Conn 1x8</text:p>
          </table:table-cell>
          <table:table-cell office:value-type="string">
            <text:p>Multicontact Female Straight 1x8 way P2.54mm</text:p>
          </table:table-cell>
          <table:table-cell office:value-type="string">
            <text:p>300-93-6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5</text:p>
          </table:table-cell>
          <table:table-cell office:value-type="string">
            <text:p>Conn 1x4</text:p>
          </table:table-cell>
          <table:table-cell office:value-type="string">
            <text:p>Multicontact Female Straight 1x4 way P2.54mm</text:p>
          </table:table-cell>
          <table:table-cell office:value-type="string">
            <text:p>300-93-664</text:p>
          </table:table-cell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6">16.09.2018</text:date>, <text:time>13:05:48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b</meta:initial-creator>
    <meta:creation-date>2018-09-16T12:21:17.96</meta:creation-date>
    <dc:date>2018-09-16T13:05:48.60</dc:date>
    <dc:creator>a b</dc:creator>
    <meta:editing-duration>PT26M39S</meta:editing-duration>
    <meta:editing-cycles>4</meta:editing-cycles>
    <meta:generator>OpenOffice/4.1.3$Win32 OpenOffice.org_project/413m1$Build-9783</meta:generator>
    <meta:document-statistic meta:table-count="3" meta:cell-count="61" meta:object-count="0"/>
  </office:meta>
</office:document-meta>
</file>